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1398" officeooo:paragraph-rsid="001d1398"/>
    </style:style>
    <style:style style:name="P2" style:family="paragraph" style:parent-style-name="Standard">
      <style:text-properties officeooo:rsid="001d1398" officeooo:paragraph-rsid="002afa5c"/>
    </style:style>
    <style:style style:name="P3" style:family="paragraph" style:parent-style-name="Standard">
      <style:text-properties officeooo:rsid="001d1398" officeooo:paragraph-rsid="0031968b"/>
    </style:style>
    <style:style style:name="P4" style:family="paragraph" style:parent-style-name="Standard">
      <style:text-properties officeooo:rsid="0055f966" officeooo:paragraph-rsid="0055f966"/>
    </style:style>
    <style:style style:name="P5" style:family="paragraph" style:parent-style-name="Text_20_body">
      <style:text-properties officeooo:rsid="0035e7e3" officeooo:paragraph-rsid="0035e7e3"/>
    </style:style>
    <style:style style:name="P6" style:family="paragraph" style:parent-style-name="Text_20_body">
      <style:text-properties officeooo:rsid="0035e7e3" officeooo:paragraph-rsid="003f4b2e"/>
    </style:style>
    <style:style style:name="P7" style:family="paragraph" style:parent-style-name="Text_20_body">
      <style:text-properties officeooo:paragraph-rsid="0035e7e3"/>
    </style:style>
    <style:style style:name="P8" style:family="paragraph" style:parent-style-name="Text_20_body">
      <style:text-properties officeooo:rsid="0046f314" officeooo:paragraph-rsid="0046f314"/>
    </style:style>
    <style:style style:name="P9" style:family="paragraph" style:parent-style-name="Text_20_body">
      <style:text-properties officeooo:rsid="004714e2" officeooo:paragraph-rsid="004714e2"/>
    </style:style>
    <style:style style:name="P10" style:family="paragraph" style:parent-style-name="Text_20_body">
      <style:text-properties officeooo:rsid="004879f8" officeooo:paragraph-rsid="004879f8"/>
    </style:style>
    <style:style style:name="P11" style:family="paragraph" style:parent-style-name="Text_20_body">
      <style:text-properties officeooo:rsid="004a7959" officeooo:paragraph-rsid="004a7959"/>
    </style:style>
    <style:style style:name="P12" style:family="paragraph" style:parent-style-name="Text_20_body">
      <style:text-properties officeooo:rsid="004a7959" officeooo:paragraph-rsid="004b005d"/>
    </style:style>
    <style:style style:name="P13" style:family="paragraph" style:parent-style-name="Text_20_body">
      <style:text-properties officeooo:rsid="004b005d" officeooo:paragraph-rsid="004b005d"/>
    </style:style>
    <style:style style:name="P14" style:family="paragraph" style:parent-style-name="Text_20_body">
      <style:text-properties officeooo:rsid="004ba1ac" officeooo:paragraph-rsid="004ba1ac"/>
    </style:style>
    <style:style style:name="P15" style:family="paragraph" style:parent-style-name="Text_20_body">
      <style:text-properties officeooo:paragraph-rsid="004d91df"/>
    </style:style>
    <style:style style:name="P16" style:family="paragraph" style:parent-style-name="Text_20_body">
      <style:text-properties officeooo:rsid="00502a7b" officeooo:paragraph-rsid="00502a7b"/>
    </style:style>
    <style:style style:name="P17" style:family="paragraph" style:parent-style-name="Text_20_body">
      <style:text-properties officeooo:rsid="0052ba55" officeooo:paragraph-rsid="0052ba55"/>
    </style:style>
    <style:style style:name="P18" style:family="paragraph" style:parent-style-name="Text_20_body">
      <style:text-properties officeooo:rsid="005455e3" officeooo:paragraph-rsid="005455e3"/>
    </style:style>
    <style:style style:name="P19" style:family="paragraph" style:parent-style-name="Text_20_body">
      <style:text-properties officeooo:rsid="00557557" officeooo:paragraph-rsid="00557557"/>
    </style:style>
    <style:style style:name="P20" style:family="paragraph" style:parent-style-name="Text_20_body">
      <style:text-properties officeooo:paragraph-rsid="005a14e5"/>
    </style:style>
    <style:style style:name="P21" style:family="paragraph" style:parent-style-name="Text_20_body">
      <style:text-properties officeooo:rsid="005e31d3" officeooo:paragraph-rsid="005e31d3"/>
    </style:style>
    <style:style style:name="P22" style:family="paragraph" style:parent-style-name="Text_20_body">
      <style:text-properties officeooo:rsid="006a3d7e" officeooo:paragraph-rsid="006a3d7e"/>
    </style:style>
    <style:style style:name="P23" style:family="paragraph" style:parent-style-name="Text_20_body">
      <style:text-properties officeooo:rsid="007113eb" officeooo:paragraph-rsid="007113eb"/>
    </style:style>
    <style:style style:name="P24" style:family="paragraph" style:parent-style-name="Text_20_body">
      <style:text-properties officeooo:rsid="007113eb" officeooo:paragraph-rsid="0072217b"/>
    </style:style>
    <style:style style:name="P25" style:family="paragraph" style:parent-style-name="Text_20_body">
      <style:text-properties officeooo:rsid="007cd172" officeooo:paragraph-rsid="007cd172"/>
    </style:style>
    <style:style style:name="P26" style:family="paragraph" style:parent-style-name="Title">
      <style:text-properties officeooo:paragraph-rsid="002046d6"/>
    </style:style>
    <style:style style:name="T1" style:family="text">
      <style:text-properties officeooo:rsid="00357140"/>
    </style:style>
    <style:style style:name="T2" style:family="text">
      <style:text-properties officeooo:rsid="0035e7e3"/>
    </style:style>
    <style:style style:name="T3" style:family="text">
      <style:text-properties officeooo:rsid="00381583"/>
    </style:style>
    <style:style style:name="T4" style:family="text">
      <style:text-properties officeooo:rsid="003b3305"/>
    </style:style>
    <style:style style:name="T5" style:family="text">
      <style:text-properties officeooo:rsid="003f4b2e"/>
    </style:style>
    <style:style style:name="T6" style:family="text">
      <style:text-properties officeooo:rsid="0040d294"/>
    </style:style>
    <style:style style:name="T7" style:family="text">
      <style:text-properties officeooo:rsid="00425071"/>
    </style:style>
    <style:style style:name="T8" style:family="text">
      <style:text-properties officeooo:rsid="00470ba4"/>
    </style:style>
    <style:style style:name="T9" style:family="text">
      <style:text-properties officeooo:rsid="004714e2"/>
    </style:style>
    <style:style style:name="T10" style:family="text">
      <style:text-properties officeooo:rsid="004b005d"/>
    </style:style>
    <style:style style:name="T11" style:family="text">
      <style:text-properties officeooo:rsid="004d91df"/>
    </style:style>
    <style:style style:name="T12" style:family="text">
      <style:text-properties officeooo:rsid="0052ba55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officeooo:rsid="005495ee"/>
    </style:style>
    <style:style style:name="T15" style:family="text">
      <style:text-properties officeooo:rsid="0055d41b"/>
    </style:style>
    <style:style style:name="T16" style:family="text">
      <style:text-properties officeooo:rsid="0057484f"/>
    </style:style>
    <style:style style:name="T17" style:family="text">
      <style:text-properties officeooo:rsid="0058e26e"/>
    </style:style>
    <style:style style:name="T18" style:family="text">
      <style:text-properties officeooo:rsid="0059315f"/>
    </style:style>
    <style:style style:name="T19" style:family="text">
      <style:text-properties officeooo:rsid="005b7e5a"/>
    </style:style>
    <style:style style:name="T20" style:family="text">
      <style:text-properties officeooo:rsid="005c09bd"/>
    </style:style>
    <style:style style:name="T21" style:family="text">
      <style:text-properties officeooo:rsid="005d6d67"/>
    </style:style>
    <style:style style:name="T22" style:family="text">
      <style:text-properties officeooo:rsid="005f5e9e"/>
    </style:style>
    <style:style style:name="T23" style:family="text">
      <style:text-properties officeooo:rsid="006154c5"/>
    </style:style>
    <style:style style:name="T24" style:family="text">
      <style:text-properties officeooo:rsid="00617094"/>
    </style:style>
    <style:style style:name="T25" style:family="text">
      <style:text-properties officeooo:rsid="0062b906"/>
    </style:style>
    <style:style style:name="T26" style:family="text">
      <style:text-properties officeooo:rsid="006475f7"/>
    </style:style>
    <style:style style:name="T27" style:family="text">
      <style:text-properties officeooo:rsid="0065a54e"/>
    </style:style>
    <style:style style:name="T28" style:family="text">
      <style:text-properties officeooo:rsid="0067061f"/>
    </style:style>
    <style:style style:name="T29" style:family="text">
      <style:text-properties officeooo:rsid="00694a63"/>
    </style:style>
    <style:style style:name="T30" style:family="text">
      <style:text-properties officeooo:rsid="006c6c90"/>
    </style:style>
    <style:style style:name="T31" style:family="text">
      <style:text-properties officeooo:rsid="006f5927"/>
    </style:style>
    <style:style style:name="T32" style:family="text">
      <style:text-properties officeooo:rsid="0072217b"/>
    </style:style>
    <style:style style:name="T33" style:family="text">
      <style:text-properties officeooo:rsid="00786228"/>
    </style:style>
    <style:style style:name="T34" style:family="text">
      <style:text-properties officeooo:rsid="007966a9"/>
    </style:style>
    <style:style style:name="T35" style:family="text">
      <style:text-properties officeooo:rsid="007b2ca4"/>
    </style:style>
    <style:style style:name="T36" style:family="text">
      <style:text-properties officeooo:rsid="007cd172"/>
    </style:style>
    <style:style style:name="T37" style:family="text">
      <style:text-properties officeooo:rsid="007d2f85"/>
    </style:style>
    <style:style style:name="T38" style:family="text">
      <style:text-properties officeooo:rsid="007f2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ARS说明文档</text:p>
      <text:p text:style-name="Subtitle">Machine Assisted Recognition System</text:p>
      <text:h text:style-name="Heading_20_1" text:outline-level="1">概要</text:h>
      <text:p text:style-name="P2"><text:tab/>机器辅助认知系统，MARS（Machine Assisted Recognition System），旨在提供一个开放、易用的可视化数据分析工具。工具借助丰富的开源工具，屏蔽后台复杂的编程、建模流程，以任务为导向，辅助用户以接近零基础的条件快速上手，完成从数据导入到整个模型分析。</text:p>
      <text:p text:style-name="P1"/>
      <text:p text:style-name="P1">TODO：插图</text:p>
      <text:p text:style-name="P1"/>
      <text:h text:style-name="Heading_20_1" text:outline-level="1">部署方法</text:h>
      <text:p text:style-name="Text_20_body"><text:tab/>目前MARS托管在github以开源项目的形式呈现。地址：</text:p>
      <text:p text:style-name="P3"><text:tab/><text:a xlink:type="simple" xlink:href="https://github.com/megemini/DataCastle2017.git">https://github.com/megemini/DataCastle2017.git</text:a></text:p>
      <text:h text:style-name="Heading_20_2" text:outline-level="2">1.部署环境</text:h>
      <text:p text:style-name="Text_20_body"><text:tab/>建议部署在ubuntu或者max<text:span text:style-name="T1">OS系统上，python2.7（未测试windows环境）。使用到的开源工具包括但不限于：</text:span></text:p>
      <text:p text:style-name="P7"><text:span text:style-name="T2">* tornado （用于后台web服务）</text:span></text:p>
      <text:p text:style-name="P5">* jupyter-kernel-gateway <text:span text:style-name="T3">（用于python命令交互，数据处理）</text:span></text:p>
      <text:p text:style-name="P5">* jsplumb <text:span text:style-name="T4">（用于web界面控件，实现svg绘制，连线处理）</text:span></text:p>
      <text:p text:style-name="P5">* jquery <text:span text:style-name="T4">（用于web界面控件）</text:span></text:p>
      <text:p text:style-name="P5">* bootstrap <text:span text:style-name="T4">（用于web界面外观）</text:span></text:p>
      <text:p text:style-name="P6">* pandas <text:span text:style-name="T5">（后台数据处理）</text:span></text:p>
      <text:p text:style-name="P6">* numpy <text:span text:style-name="T5">（后台数据处理）</text:span></text:p>
      <text:p text:style-name="P6">* <text:span text:style-name="T5">scikit-learn （机器学习、数据处理）</text:span></text:p>
      <text:p text:style-name="P6">* xgboost <text:span text:style-name="T7">（机器学习算法实现）</text:span></text:p>
      <text:p text:style-name="P6">* matplotlib <text:span text:style-name="T6">（图标绘制）</text:span></text:p>
      <text:h text:style-name="Heading_20_2" text:outline-level="2">2. 下载安装</text:h>
      <text:p text:style-name="Text_20_body"><text:tab/>本文演示环境为mac<text:span text:style-name="T8">OS TODO：os版本，youku地址</text:span></text:p>
      <text:p text:style-name="P8">a) 新建一个目录用于放置项目代码以及相关依赖<text:span text:style-name="T9">。</text:span></text:p>
      <text:p text:style-name="P10"><text:soft-page-break/>mkdir</text:p>
      <text:p text:style-name="P9">b) 使用git从github下载源码</text:p>
      <text:p text:style-name="P10">git clone </text:p>
      <text:p text:style-name="P11">c) 使用<text:span text:style-name="T10">virtualenv新建一个虚拟环境</text:span></text:p>
      <text:p text:style-name="P12"><text:span text:style-name="T10">virtualenv venv</text:span></text:p>
      <text:p text:style-name="P14">activate</text:p>
      <text:p text:style-name="P13">d) 安装相关依赖</text:p>
      <text:p text:style-name="P15"><text:span text:style-name="T11">pip install –default-timeout=1000 -r</text:span></text:p>
      <text:p text:style-name="P16">注意：若macOS安装xgboost失败，可能需要首先安装</text:p>
      <text:p text:style-name="P16">brew <text:a xlink:type="simple" xlink:href="mailto:gcc@5">gcc@5</text:a></text:p>
      <text:h text:style-name="Heading_20_2" text:outline-level="2">3. 启动服务</text:h>
      <text:p text:style-name="Text_20_body"><text:tab/>由于系统依赖于<text:span text:style-name="T12">jupyter kernelgateway，其本身也是以web服务的方式提供接口，所以启动MARS需要首先启动jupyter kernelgateway。</text:span></text:p>
      <text:p text:style-name="P17">a) 启动jupyter</text:p>
      <text:p text:style-name="P17">jupyter kernelgateway –port 8009</text:p>
      <text:p text:style-name="P17">注意：此处绑定端口8009运行服务，若端口被占用，可以（1）关掉相应端口应用，并重新开启jupyter服务，或者（2）修改mars源码改变端口号：</text:p>
      <text:p text:style-name="P17">runsocket.py</text:p>
      <text:p text:style-name="P17">define("jport", default=<text:span text:style-name="T13">8009</text:span>, help="jupyter kernel gateway port", type=int)</text:p>
      <text:p text:style-name="P18">b) 启动MARS</text:p>
      <text:p text:style-name="P18">cd src</text:p>
      <text:p text:style-name="P18">./<text:span text:style-name="T14">mars.py</text:span></text:p>
      <text:p text:style-name="P19">注意：MARS默认运行在8008端口，<text:span text:style-name="T12">若端口被占用，可以（1）关掉相应端口应用，并重新开启jupyter服务，或者（2）修改mars源码改变端口号：</text:span></text:p>
      <text:p text:style-name="P19">mars.py</text:p>
      <text:p text:style-name="P19">define("port", default=<text:span text:style-name="T13">8008</text:span>, help="run on the given port", type=int)</text:p>
      <text:p text:style-name="P23">c) 准备数据</text:p>
      <text:p text:style-name="P24"><text:tab/>本文主要以<text:span text:style-name="T32">《用户贷款风险预测》的数据进行介绍。请将相关数据放置到服务器所在的任意目录下，后续需要用户手动输入文件路径。</text:span></text:p>
      <text:h text:style-name="Heading_20_1" text:outline-level="1"><text:soft-page-break/>使用说明</text:h>
      <text:p text:style-name="P1"><text:tab/>若jupyter<text:span text:style-name="T15">、mars均运行正常，则可以打开浏览器（强烈建议使用chrome，其他浏览器可能存在兼容问题），输入地址：</text:span></text:p>
      <text:p text:style-name="P4"><text:a xlink:type="simple" xlink:href="http://localhost:8008/">http://localhost:8008</text:a></text:p>
      <text:p text:style-name="P4">打开网页。若远程使用服务，请将localhost改为服务所在ip地址。</text:p>
      <text:p text:style-name="P4">注意：目前系统未实现多用户管理，所有登录同一地址的用户共享同一个服务！</text:p>
      <text:h text:style-name="Heading_20_2" text:outline-level="2">1. 界面介绍</text:h>
      <text:p text:style-name="Text_20_body"><text:tab/><text:span text:style-name="T16">MARS界面包括：</text:span></text:p>
      <text:p text:style-name="Text_20_body">* logo<text:span text:style-name="T16">、标题栏</text:span></text:p>
      <text:p text:style-name="Text_20_body">* 运行/停止按钮</text:p>
      <text:p text:style-name="Text_20_body">* 工具栏</text:p>
      <text:p text:style-name="Text_20_body">* 绘制区</text:p>
      <text:p text:style-name="Text_20_body">* 信息栏</text:p>
      <text:p text:style-name="P25">a) 运行/停止按钮</text:p>
      <text:p text:style-name="P25"><text:tab/>用户控制系统的运行/停止<text:span text:style-name="T37">。</text:span></text:p>
      <text:p text:style-name="P20"><text:span text:style-name="T36">b) </text:span>工具栏</text:p>
      <text:p text:style-name="P20"><text:span text:style-name="T18"><text:tab/>提供拖拽控件，每一个控件被称为一个“节点”，整个MARS系统便是通过用户拖拽添加的“节点”，以及“节点”之间的连线实现相应功能。</text:span></text:p>
      <text:p text:style-name="Text_20_body"><text:tab/>目前<text:span text:style-name="T18">MARS工具栏提供的节点工具包括：</text:span></text:p>
      <text:p text:style-name="Text_20_body">* <text:span text:style-name="T18">Data</text:span></text:p>
      <text:p text:style-name="Text_20_body"><text:tab/>数据类工具<text:span text:style-name="T19">：</text:span></text:p>
      <text:p text:style-name="Text_20_body">- <text:span text:style-name="T19">File</text:span></text:p>
      <text:p text:style-name="Text_20_body">- <text:span text:style-name="T19">Merge</text:span></text:p>
      <text:p text:style-name="Text_20_body"/>
      <text:p text:style-name="Text_20_body">* <text:span text:style-name="T20">Model</text:span></text:p>
      <text:p text:style-name="Text_20_body">* <text:span text:style-name="T21">Evaluate</text:span></text:p>
      <text:p text:style-name="Text_20_body">* <text:span text:style-name="T21">Visualize</text:span></text:p>
      <text:p text:style-name="Text_20_body">* <text:span text:style-name="T21">Customize</text:span></text:p>
      <text:p text:style-name="Text_20_body"><text:tab/>如果使用一段时间就会发现<text:span text:style-name="T24">，过多的节点充斥绘制区，非常混乱，MARS提供“部件”（widget）功能，用户可以通过将多个“节点”组合为一个”通用节点“，也就是”部件“，既可以使绘制区整洁，更可以复用”部件“。</text:span></text:p>
      <text:p text:style-name="P21"><text:span text:style-name="T36">c</text:span>) 绘制区</text:p>
      <text:p text:style-name="P21"><text:soft-page-break/><text:tab/>绘制区承载了<text:span text:style-name="T22">“节点”的svg绘制，拖拽添加的节点如下图所示：</text:span></text:p>
      <text:p text:style-name="P21">包括<text:span text:style-name="T23">：</text:span></text:p>
      <text:p text:style-name="P21">* 输入</text:p>
      <text:p text:style-name="P21"><text:tab/>节点的输入包括两部分<text:span text:style-name="T30">：（1）此处可以用于连接的输入，以及（2）手动输入的部分，详见“信息栏”介绍</text:span></text:p>
      <text:p text:style-name="P21">* 名称</text:p>
      <text:p text:style-name="P21">* 删除</text:p>
      <text:p text:style-name="P21">* 输出</text:p>
      <text:p text:style-name="P21">* 进入<text:span text:style-name="T25">（widget独有）</text:span></text:p>
      <text:p text:style-name="P21"><text:tab/>通过拖拽<text:span text:style-name="T26">”节点“的输出到下一个”节点“的输入，可以形成”连接“，也就是将此”节点“的输出，作为下一个”节点“的输入。</text:span></text:p>
      <text:p text:style-name="P21"><text:tab/>每个绘制区对应一个标签页<text:span text:style-name="T29">，进入widget之后，会打开一个新的绘制区，以展示widget的内部结构。</text:span></text:p>
      <text:p text:style-name="P22"><text:span text:style-name="T36">d</text:span>) 信息栏</text:p>
      <text:p text:style-name="P22"><text:tab/>信息栏主要包括<text:span text:style-name="T34">：</text:span></text:p>
      <text:p text:style-name="P22">* 输入框</text:p>
      <text:p text:style-name="P22"><text:tab/>用以输入各类命令<text:span text:style-name="T35">，目前支持简单的python脚本命令。</text:span></text:p>
      <text:p text:style-name="P22">* 描述</text:p>
      <text:p text:style-name="P22"><text:tab/>用以显示节点的相关信息</text:p>
      <text:p text:style-name="P22">* 输入</text:p>
      <text:p text:style-name="P22"><text:tab/>用以显示节点的默认输入值<text:span text:style-name="T31">，或者需要用户手动输入的信息，如文件路径、数据标题等。</text:span></text:p>
      <text:p text:style-name="P22">* 输出</text:p>
      <text:p text:style-name="P22"><text:tab/>用以显示节点运行结果<text:span text:style-name="T33">。点击“^”按钮可以在弹出框中查看输出信息。</text:span></text:p>
      <text:h text:style-name="Heading_20_2" text:outline-level="2"><text:soft-page-break/>2. 应用场景</text:h>
      <text:h text:style-name="Heading_20_3" text:outline-level="3">场景<text:span text:style-name="T27">1. 添加节点</text:span></text:h>
      <text:h text:style-name="Heading_20_3" text:outline-level="3">场景<text:span text:style-name="T27">2. </text:span>连接节点</text:h>
      <text:h text:style-name="Heading_20_3" text:outline-level="3">场景<text:span text:style-name="T27">3. </text:span>运行</text:h>
      <text:h text:style-name="Heading_20_3" text:outline-level="3">场景<text:span text:style-name="T38">4. 复杂一点的流程</text:span></text:h>
      <text:h text:style-name="Heading_20_3" text:outline-level="3">场景<text:span text:style-name="T38">5. 组建widget</text:span></text:h>
      <text:h text:style-name="Heading_20_3" text:outline-level="3">场景<text:span text:style-name="T38">6. 使用widget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50:34.343397880</meta:creation-date>
    <dc:date>2017-04-14T22:22:29.518747834</dc:date>
    <meta:editing-duration>PT1H28M30S</meta:editing-duration>
    <meta:editing-cycles>101</meta:editing-cycles>
    <meta:generator>LibreOffice/4.2.8.2$Linux_X86_64 LibreOffice_project/420m0$Build-2</meta:generator>
    <meta:document-statistic meta:table-count="0" meta:image-count="0" meta:object-count="0" meta:page-count="5" meta:paragraph-count="102" meta:word-count="1421" meta:character-count="2287" meta:non-whitespace-character-count="2162"/>
  </office:meta>
</office:document-meta>
</file>